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3.791cm" fo:min-width="3.99cm" loext:decorative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5.465cm" fo:min-width="5.85cm" loext:decorative="false"/>
      <style:paragraph-properties style:writing-mode="lr-tb"/>
    </style:style>
    <style:style style:name="gr4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1.097cm" fo:min-width="0.847cm" loext:decorative="false"/>
    </style:style>
    <style:style style:name="gr5" style:family="graphic" style:parent-style-name="objectwithoutfill">
      <style:graphic-properties draw:stroke="dash" draw:stroke-dash="Double_20_Dash" svg:stroke-color="#666666" svg:stroke-linecap="butt" draw:fill="none" draw:fill-color="#000000" draw:textarea-vertical-align="middle" loext:decorative="false"/>
    </style:style>
    <style:style style:name="gr6" style:family="graphic" style:parent-style-name="objectwithoutfill">
      <style:graphic-properties draw:stroke="dash" draw:stroke-dash="Dash_20__28_Rounded_29_" svg:stroke-color="#666666" svg:stroke-linecap="round" draw:fill="none" draw:fill-color="#000000" draw:textarea-vertical-align="middle" loext:decorative="false"/>
      <style:paragraph-properties style:writing-mode="lr-tb"/>
    </style:style>
    <style:style style:name="gr7" style:family="graphic" style:parent-style-name="objectwithoutfill">
      <style:graphic-properties svg:stroke-color="#666666" draw:fill="none" draw:fill-color="#000000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6.35cm" svg:height="5.715cm" svg:x="6.715cm" svg:y="5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6.35cm" svg:height="5.715cm" svg:x="6.715cm" svg:y="8.6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905cm" svg:height="1.905cm" svg:x="7.032cm" svg:y="12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9.89cm" svg:y1="4.175cm" svg:x2="9.89cm" svg:y2="15.605cm">
            <text:p/>
          </draw:line>
          <draw:line draw:style-name="gr5" draw:text-style-name="P2" draw:layer="layout" svg:x1="4.492cm" svg:y1="9.89cm" svg:x2="16.24cm" svg:y2="9.89cm">
            <text:p/>
          </draw:line>
          <draw:line draw:style-name="gr6" draw:text-style-name="P2" draw:layer="layout" svg:x1="7.985cm" svg:y1="11.794cm" svg:x2="7.985cm" svg:y2="14.335cm">
            <text:p text:style-name="P1"/>
          </draw:line>
          <draw:line draw:style-name="gr6" draw:text-style-name="P2" draw:layer="layout" svg:x1="6.715cm" svg:y1="13.065cm" svg:x2="9.256cm" svg:y2="13.065cm">
            <text:p/>
          </draw:line>
          <draw:custom-shape draw:style-name="gr4" draw:text-style-name="P2" draw:layer="layout" svg:width="1.905cm" svg:height="1.905cm" svg:x="10.841cm" svg:y="12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11.794cm" svg:y1="11.794cm" svg:x2="11.794cm" svg:y2="14.335cm">
            <text:p/>
          </draw:line>
          <draw:line draw:style-name="gr6" draw:text-style-name="P2" draw:layer="layout" svg:x1="10.524cm" svg:y1="13.065cm" svg:x2="13.065cm" svg:y2="13.065cm">
            <text:p/>
          </draw:line>
          <draw:path draw:style-name="gr7" draw:text-style-name="P2" draw:layer="layout" svg:width="1.8cm" svg:height="2.902cm" draw:transform="rotate (-0.467050107833683) translate (13.210339770787cm 9.86939379001299cm)" svg:viewBox="0 0 1801 2903" svg:d="M0 10c127-31 345 7 348 167 2 147-95 300-41 442 47 122 100 236 227 319 142 94 429-105 426 37-3 162-58 236-35 347 31 151 182 223 306 267 149 52 205 180 311 277 92 85 167 192 211 315 48 132 84 306-14 416-84 95-161 201-284 248l-115 58">
            <text:p text:style-name="P1">-l_{y_2}</text:p>
            <text:p text:style-name="P1"/>
          </draw:path>
          <draw:path draw:style-name="gr7" draw:text-style-name="P2" draw:layer="layout" svg:width="0.819cm" svg:height="1.969cm" draw:transform="rotate (-1.36851266648875) translate (11.7290719498685cm 13.8987270056357cm)" svg:viewBox="0 0 820 1970" svg:d="M455 15c142-66 252 102 226 238-23 128-17 265-78 380-70 134 445 198 94 247-127 18-147 255 3 338 165 91 76 276 26 401-54 134-149 283-304 309-134 23-267 66-402 26l-20-16">
            <text:p text:style-name="P1">l_{x_2}</text:p>
            <text:p text:style-name="P1"/>
          </draw:path>
          <draw:path draw:style-name="gr7" draw:text-style-name="P2" draw:layer="layout" svg:width="0.721cm" svg:height="1.85cm" draw:transform="rotate (-1.79350033934937) translate (9.88542074933239cm 14.3126805056746cm)" svg:viewBox="0 0 722 1851" svg:d="M0 8c132-33 286 43 331 178 38 116 58 241 34 366-24 129 0 330 143 366 350 88-105 189 29 343 79 91 226 176 175 346-43 142-148 247-282 244l-63-9">
            <text:p text:style-name="P1">l_{x_1}</text:p>
            <text:p text:style-name="P1"/>
            <text:p text:style-name="P1"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58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3:05:59.668659829</meta:creation-date>
    <dc:date>2025-02-25T12:39:35.178207070</dc:date>
    <meta:editing-duration>PT23H21M53S</meta:editing-duration>
    <meta:editing-cycles>2</meta:editing-cycles>
    <meta:generator>LibreOffice/24.2.7.2$Linux_X86_64 LibreOffice_project/420$Build-2</meta:generator>
    <meta:document-statistic meta:object-count="14"/>
  </office:meta>
</office:document-meta>
</file>